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table:formula="of:=TODAY()" office:value-type="string">
            <text:p>2/25/2016</text:p>
          </table:table-cell>
          <table:table-cell table:style-name="ce22" office:value-type="string">
            <text:p>salle =</text:p>
          </table:table-cell>
          <table:table-cell table:style-name="ce23" office:value-type="string">
            <text:p>st34</text:p>
          </table:table-cell>
        </table:table-row>
        <table:table-row table:number-rows-repeated="2" table:style-name="ro1"/>
        <table:table-row table:style-name="ro2">
          <table:table-cell table:style-name="ce23" office:value-type="string">
            <text:p>#</text:p>
          </table:table-cell>
          <table:table-cell table:style-name="ce23" office:value-type="string">
            <text:p>f (Hz)</text:p>
          </table:table-cell>
          <table:table-cell table:style-name="ce23" office:value-type="string">
            <text:p>x (mm)</text:p>
          </table:table-cell>
          <table:table-cell table:style-name="ce23" office:value-type="string">
            <text:p>y (mm)</text:p>
          </table:table-cell>
          <table:table-cell table:style-name="ce23" office:value-type="string">
            <text:p>durée (3s)</text:p>
          </table:table-cell>
          <table:table-cell table:style-name="ce23" office:value-type="string">
            <text:p>phi (ms)</text:p>
          </table:table-cell>
          <table:table-cell table:style-name="ce23" office:value-type="string">
            <text:p>phi (mm)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5]*1000" office:value-type="string">
            <text:p>1360</text:p>
          </table:table-cell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6]*1000" office:value-type="string">
            <text:p>1360</text:p>
          </table:table-cell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7]*1000" office:value-type="string">
            <text:p>1360</text:p>
          </table:table-cell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8]*1000" office:value-type="string">
            <text:p>1360</text:p>
          </table:table-cell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9]*1000" office:value-type="string">
            <text:p>1360</text:p>
          </table:table-cell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10]*1000" office:value-type="string">
            <text:p>1360</text:p>
          </table:table-cell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11]*1000" office:value-type="string">
            <text:p>1360</text:p>
          </table:table-cell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12]*1000" office:value-type="string">
            <text:p>1360</text:p>
          </table:table-cell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13]*1000" office:value-type="string">
            <text:p>1360</text:p>
          </table:table-cell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formula="of:=0.34*[.F14]*1000" office:value-type="string">
            <text:p>1360</text:p>
          </table:table-cell>
        </table:table-row>
        <table:table-row table:style-name="ro2">
          <table:table-cell table:style-name="ce23" office:value-type="float" office:value="11">
            <text:p>1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formula="of:=0.34*[.F15]*1000" office:value-type="string">
            <text:p>340</text:p>
          </table:table-cell>
        </table:table-row>
        <table:table-row table:style-name="ro2">
          <table:table-cell table:style-name="ce23" office:value-type="float" office:value="12">
            <text:p>1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formula="of:=0.34*[.F16]*1000" office:value-type="string">
            <text:p>680</text:p>
          </table:table-cell>
        </table:table-row>
        <table:table-row table:style-name="ro2">
          <table:table-cell table:style-name="ce23" office:value-type="float" office:value="13">
            <text:p>1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formula="of:=0.34*[.F17]*1000" office:value-type="string">
            <text:p>340</text:p>
          </table:table-cell>
        </table:table-row>
        <table:table-row table:style-name="ro2">
          <table:table-cell table:style-name="ce23" office:value-type="float" office:value="14">
            <text:p>1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formula="of:=0.34*[.F18]*1000" office:value-type="string">
            <text:p>340</text:p>
          </table:table-cell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formula="of:=0.34*[.F19]*1000" office:value-type="string">
            <text:p>680</text:p>
          </table:table-cell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formula="of:=0.34*[.F20]*1000" office:value-type="string">
            <text:p>340</text:p>
          </table:table-cell>
        </table:table-row>
        <table:table-row table:style-name="ro2">
          <table:table-cell table:style-name="ce23" office:value-type="float" office:value="17">
            <text:p>1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formula="of:=0.34*[.F21]*1000" office:value-type="string">
            <text:p>340</text:p>
          </table:table-cell>
        </table:table-row>
        <table:table-row table:style-name="ro2">
          <table:table-cell table:style-name="ce23" office:value-type="float" office:value="18">
            <text:p>1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formula="of:=0.34*[.F22]*1000" office:value-type="string">
            <text:p>340</text:p>
          </table:table-cell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formula="of:=0.34*[.F23]*1000" office:value-type="string">
            <text:p>680</text:p>
          </table:table-cell>
        </table:table-row>
        <table:table-row table:style-name="ro2">
          <table:table-cell table:style-name="ce23" office:value-type="float" office:value="20">
            <text:p>2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formula="of:=0.34*[.F24]*1000" office:value-type="string">
            <text:p>680</text:p>
          </table:table-cell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5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  <table:table-row table:style-name="ro2"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